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widows="1" fo:text-indent="0cm" style:auto-text-indent="false"/>
      <style:text-properties fo:font-variant="normal" fo:text-transform="none" fo:color="#009933" style:font-name="Arial" fo:font-size="11pt" fo:letter-spacing="normal" fo:font-style="normal" fo:font-weight="bold" officeooo:paragraph-rsid="0010538b" style:font-size-asian="11pt" style:font-size-complex="11pt"/>
    </style:style>
    <style:style style:name="P2" style:family="paragraph" style:parent-style-name="Standard">
      <style:paragraph-properties fo:margin-left="0cm" fo:margin-right="0cm" fo:text-align="start" style:justify-single-word="false" fo:widows="1" fo:text-indent="0cm" style:auto-text-indent="false"/>
      <style:text-properties fo:font-variant="normal" fo:text-transform="none" fo:color="#222222" style:font-name="Arial" fo:font-size="11pt" fo:letter-spacing="normal" fo:font-style="normal" fo:font-weight="normal" officeooo:rsid="000ff9d2" officeooo:paragraph-rsid="0010538b" style:font-size-asian="11pt" style:font-size-complex="11pt"/>
    </style:style>
    <style:style style:name="P3" style:family="paragraph" style:parent-style-name="Standard">
      <style:paragraph-properties fo:margin-left="0cm" fo:margin-right="0cm" fo:widows="1" fo:text-indent="0cm" style:auto-text-indent="false"/>
      <style:text-properties fo:font-variant="normal" fo:text-transform="none" fo:color="#222222" style:font-name="Arial" fo:font-size="11pt" fo:letter-spacing="normal" fo:font-style="normal" fo:font-weight="normal" officeooo:paragraph-rsid="000ced85" style:font-size-asian="11pt" style:font-size-complex="11pt"/>
    </style:style>
    <style:style style:name="P4" style:family="paragraph" style:parent-style-name="Standard">
      <style:paragraph-properties fo:margin-left="0cm" fo:margin-right="0cm" fo:widows="1" fo:text-indent="0cm" style:auto-text-indent="false"/>
      <style:text-properties fo:font-variant="normal" fo:text-transform="none" fo:color="#ff0000" style:font-name="Arial" fo:font-size="11pt" fo:letter-spacing="normal" fo:font-style="normal" fo:font-weight="bold" officeooo:rsid="0010538b" officeooo:paragraph-rsid="0010538b" fo:background-color="transparent" style:font-size-asian="11pt" style:font-weight-asian="bold" style:font-size-complex="11pt" style:font-weight-complex="bold"/>
    </style:style>
    <style:style style:name="P5" style:family="paragraph" style:parent-style-name="Standard">
      <style:paragraph-properties fo:margin-left="0cm" fo:margin-right="0cm" fo:widows="1" fo:text-indent="0cm" style:auto-text-indent="false"/>
      <style:text-properties fo:font-variant="normal" fo:text-transform="none" fo:color="#ff0000" style:font-name="Arial" fo:font-size="11pt" fo:letter-spacing="normal" fo:font-style="normal" fo:font-weight="bold" officeooo:rsid="0010538b" officeooo:paragraph-rsid="001251b4" fo:background-color="transparent" style:font-size-asian="11pt" style:font-weight-asian="bold" style:font-size-complex="11pt" style:font-weight-complex="bold"/>
    </style:style>
    <style:style style:name="P6" style:family="paragraph" style:parent-style-name="Standard">
      <style:paragraph-properties fo:margin-left="0cm" fo:margin-right="0cm" fo:text-align="start" style:justify-single-word="false" fo:widows="1" fo:text-indent="0cm" style:auto-text-indent="false"/>
      <style:text-properties style:font-name="Arial" fo:font-size="11pt" officeooo:paragraph-rsid="0010538b" style:font-size-asian="11pt" style:font-size-complex="11pt"/>
    </style:style>
    <style:style style:name="P7" style:family="paragraph" style:parent-style-name="Standard">
      <style:paragraph-properties fo:margin-left="0cm" fo:margin-right="0cm" fo:widows="1" fo:text-indent="0cm" style:auto-text-indent="false"/>
      <style:text-properties style:font-name="Arial" fo:font-size="11pt" officeooo:paragraph-rsid="000ced85" style:font-size-asian="11pt" style:font-size-complex="11pt"/>
    </style:style>
    <style:style style:name="P8" style:family="paragraph" style:parent-style-name="Preformatted_20_Text">
      <style:paragraph-properties fo:margin-left="0cm" fo:margin-right="0cm" fo:margin-top="0cm" fo:margin-bottom="0.499cm" loext:contextual-spacing="false" fo:widows="1" fo:text-indent="0cm" style:auto-text-indent="false"/>
      <style:text-properties fo:font-variant="normal" fo:text-transform="none" fo:color="#ff0000" style:font-name="Arial" fo:font-size="11pt" fo:letter-spacing="normal" fo:font-style="normal" fo:font-weight="bold" officeooo:rsid="0010538b" officeooo:paragraph-rsid="001251b4" fo:background-color="transparent" style:font-size-asian="11pt" style:font-weight-asian="bold" style:font-size-complex="11pt" style:font-weight-complex="bold"/>
    </style:style>
    <style:style style:name="T1" style:family="text">
      <style:text-properties fo:font-variant="normal" fo:text-transform="none" fo:color="#222222" fo:font-size="12pt" fo:letter-spacing="normal" fo:font-style="normal" fo:font-weight="normal"/>
    </style:style>
    <style:style style:name="T2" style:family="text">
      <style:text-properties fo:font-variant="normal" fo:text-transform="none" fo:color="#222222" fo:font-size="12pt" fo:letter-spacing="normal" fo:font-style="normal" fo:font-weight="normal" officeooo:rsid="000ced85"/>
    </style:style>
    <style:style style:name="T3" style:family="text">
      <style:text-properties fo:font-variant="normal" fo:text-transform="none" fo:color="#222222" fo:font-size="12pt" fo:letter-spacing="normal" fo:font-style="normal" fo:font-weight="normal" officeooo:rsid="000dda92"/>
    </style:style>
    <style:style style:name="T4" style:family="text">
      <style:text-properties fo:font-variant="normal" fo:text-transform="none" fo:color="#222222" fo:font-size="12pt" fo:letter-spacing="normal" fo:font-style="normal" fo:font-weight="normal" officeooo:rsid="000f0c08"/>
    </style:style>
    <style:style style:name="T5" style:family="text">
      <style:text-properties fo:font-variant="normal" fo:text-transform="none" fo:color="#222222" fo:font-size="12pt" fo:letter-spacing="normal" fo:font-style="normal" fo:font-weight="normal" officeooo:rsid="000ff9d2"/>
    </style:style>
    <style:style style:name="T6" style:family="text">
      <style:text-properties fo:font-variant="normal" fo:text-transform="none" fo:color="#222222" fo:font-size="12pt" fo:letter-spacing="normal" fo:font-style="normal" fo:font-weight="normal" officeooo:rsid="000dd572"/>
    </style:style>
    <style:style style:name="T7" style:family="text">
      <style:text-properties fo:font-variant="normal" fo:text-transform="none" fo:color="#222222" fo:font-size="12pt" fo:letter-spacing="normal" fo:font-style="normal" fo:font-weight="normal" officeooo:rsid="000dab97"/>
    </style:style>
    <style:style style:name="T8" style:family="text">
      <style:text-properties fo:font-variant="normal" fo:text-transform="none" fo:color="#222222" fo:font-size="12pt" fo:letter-spacing="normal" fo:font-style="normal" fo:font-weight="normal" officeooo:rsid="000dab97" style:font-style-asian="normal" style:font-style-complex="normal"/>
    </style:style>
    <style:style style:name="T9" style:family="text">
      <style:text-properties fo:font-variant="normal" fo:text-transform="none" fo:color="#222222" fo:letter-spacing="normal" fo:font-style="normal" fo:font-weight="normal"/>
    </style:style>
    <style:style style:name="T10" style:family="text">
      <style:text-properties fo:font-variant="normal" fo:text-transform="none" fo:color="#222222" fo:letter-spacing="normal" fo:font-style="normal" fo:font-weight="normal" officeooo:rsid="000dab97"/>
    </style:style>
    <style:style style:name="T11" style:family="text">
      <style:text-properties fo:font-variant="normal" fo:text-transform="none" fo:color="#222222" fo:letter-spacing="normal" fo:font-style="normal" fo:font-weight="normal" officeooo:rsid="000dab97" style:font-style-asian="normal" style:font-style-complex="normal"/>
    </style:style>
    <style:style style:name="T12" style:family="text">
      <style:text-properties fo:font-variant="normal" fo:text-transform="none" fo:color="#222222" fo:letter-spacing="normal" fo:font-style="normal" fo:font-weight="normal" officeooo:rsid="000dd572"/>
    </style:style>
    <style:style style:name="T13" style:family="text">
      <style:text-properties fo:font-variant="normal" fo:text-transform="none" fo:color="#222222" fo:letter-spacing="normal" fo:font-style="normal" fo:font-weight="normal" officeooo:rsid="000ced85"/>
    </style:style>
    <style:style style:name="T14" style:family="text">
      <style:text-properties fo:font-variant="normal" fo:text-transform="none" fo:color="#222222" fo:letter-spacing="normal" fo:font-style="normal" fo:font-weight="normal" officeooo:rsid="000dda92"/>
    </style:style>
    <style:style style:name="T15" style:family="text">
      <style:text-properties fo:font-variant="normal" fo:text-transform="none" fo:color="#222222" fo:letter-spacing="normal" fo:font-style="normal" fo:font-weight="normal" officeooo:rsid="000f0c08"/>
    </style:style>
    <style:style style:name="T16" style:family="text">
      <style:text-properties fo:font-variant="normal" fo:text-transform="none" fo:color="#222222" fo:letter-spacing="normal" fo:font-style="normal" fo:font-weight="normal" officeooo:rsid="000ff9d2"/>
    </style:style>
    <style:style style:name="T17" style:family="text">
      <style:text-properties fo:color="#222222" fo:font-weight="normal" officeooo:rsid="001251b4"/>
    </style:style>
    <style:style style:name="T18" style:family="text">
      <style:text-properties fo:color="#222222" fo:font-weight="normal" officeooo:rsid="000ff9d2"/>
    </style:style>
    <style:style style:name="T19" style:family="text">
      <style:text-properties fo:color="#222222" fo:font-weight="normal" officeooo:rsid="001a8e3c"/>
    </style:style>
    <style:style style:name="T20" style:family="text">
      <style:text-properties fo:color="#222222" fo:font-weight="normal" officeooo:rsid="001d1b3b"/>
    </style:style>
    <style:style style:name="T21" style:family="text">
      <style:text-properties fo:color="#222222" fo:font-weight="normal" officeooo:rsid="00170e72"/>
    </style:style>
    <style:style style:name="T22" style:family="text">
      <style:text-properties fo:color="#222222" fo:font-weight="normal" officeooo:rsid="0017caca"/>
    </style:style>
    <style:style style:name="T23" style:family="text">
      <style:text-properties fo:color="#222222" fo:font-weight="normal" officeooo:rsid="0019041c"/>
    </style:style>
    <style:style style:name="T24" style:family="text">
      <style:text-properties fo:color="#222222" fo:font-weight="normal" officeooo:rsid="0019f369"/>
    </style:style>
    <style:style style:name="T25" style:family="text">
      <style:text-properties fo:color="#222222" fo:font-weight="normal" officeooo:rsid="001d840e"/>
    </style:style>
    <style:style style:name="T26" style:family="text">
      <style:text-properties fo:color="#222222" officeooo:rsid="001251b4"/>
    </style:style>
    <style:style style:name="T27" style:family="text">
      <style:text-properties fo:color="#000000" fo:font-weight="normal" officeooo:rsid="000ff9d2"/>
    </style:style>
    <style:style style:name="T28" style:family="text">
      <style:text-properties fo:color="#000000" fo:font-weight="normal" officeooo:rsid="001d840e"/>
    </style:style>
    <style:style style:name="T29" style:family="text">
      <style:text-properties officeooo:rsid="0010538b"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9">ENVIADO:</text:span></text:p>
      <text:p text:style-name="P6"><text:span text:style-name="T9">Informação é um recurso </text:span><text:span text:style-name="T10">importante </text:span><text:span text:style-name="T9">para </text:span><text:span text:style-name="T10">apoiar o processo de tomada de </text:span><text:span text:style-name="T9">decisão. </text:span><text:span text:style-name="T10">Através dela</text:span><text:span text:style-name="T9"> </text:span><text:span text:style-name="T10">é possível avaliar </text:span><text:span text:style-name="T9">melhor os risco e impactos d</text:span><text:span text:style-name="T10">a</text:span><text:span text:style-name="T9">s </text:span><text:span text:style-name="T10">alternativas disponíveis e optar por aquela que satisfaz os critérios de </text:span><text:span text:style-name="T9">decis</text:span><text:span text:style-name="T10">ão com maior aderência. No entanto, a informação é um produto da interpretação dos dados disponíveis e nem sempre ela é disponibilizada de forma acessível e processada para facilitar sua interpretação. Quando a situação envolve avaliar um pequeno conjunto de dados como, por exemplo, optar pela compra do modelo de carro que apresenta o melhor custo benefício dentre uma tabela de dez modelos, a obter a informação pode ser um processo trivial, contudo, a medida que o tamanho da massa de dados aumenta, a complexidade de análise e interpretação das informações aumenta proporciornalmente. Com a popularização do computador pessoal e da internet passamos a produzir uma quantidade cada vez maior de dados e nossa capacidade de analisar esses dados manualmente se tornou um processo complexo. A </text:span><text:span text:style-name="T11">Extração de Conhecimento de Banco de Dados é uma área que foca em estudos de algoritmos para automatizar a extração de conhecimento a partir de grandes conjuntos de dados, através de técnicas estatísticas e de identificação de padrões. </text:span><text:span text:style-name="T9">Este trabalho propõe </text:span><text:span text:style-name="T12">a </text:span><text:span text:style-name="T9">utiliza</text:span><text:span text:style-name="T12">ção de técnicas de extração de conhecimento em duas bases de dados disponíveis com informações relacionadas aos desempenho de alunos no Exame Nacional do Ensino Médio (ENEM) </text:span><text:span text:style-name="T13">obtid</text:span><text:span text:style-name="T12">as</text:span><text:span text:style-name="T13"> diretamente do site Instituto Nacional de Estudos e Pesquisa (INEP)</text:span><text:span text:style-name="T12">. Uma dessas bases contém as respostas do questionário sócio-ecônomico enquanto a outra apresenta dados do histórico escolar dos candidatos. </text:span></text:p>
      <text:p text:style-name="P6"><text:span text:style-name="T12">O objetivo do trabalho é testar hipóteses a respeito da influência de determinadas características socio-ecômicas e biográficas ao desempenho dos candidatos. As características levantadas nas hipóteses foram</text:span><text:span text:style-name="T13"> </text:span><text:span text:style-name="T12">o histórico da</text:span><text:span text:style-name="T13"> </text:span><text:span text:style-name="T12">média </text:span><text:span text:style-name="T13">de horas em sala de aula, a escolaridade do pais, a quantidade de televisores, quantidade de computadores </text:span><text:span text:style-name="T12">e</text:span><text:span text:style-name="T13"> acesso à internet </text:span><text:span text:style-name="T12">na residência do candidato</text:span><text:span text:style-name="T13"> e a renda per capita. </text:span><text:span text:style-name="T12">Para poder aplicar os algoritmos é necessário um </text:span><text:span text:style-name="T13">processo de preparação dos dados, </text:span><text:span text:style-name="T12">no qual o conjunto de dados é reduzido à</text:span><text:span text:style-name="T13">s colunas relacionadas as hipóteses levantas </text:span><text:span text:style-name="T14">utilizando o software Pentaho Data Integration. O processo de mineração de dados foi realizado com o Weka </text:span><text:span text:style-name="T15">que possui diversos algoritmos que utilizam diferentes técnicas de mineração que são </text:span><text:span text:style-name="T16">as técnicas</text:span><text:span text:style-name="T15"> de Associação, </text:span><text:span text:style-name="T16">utilizado para identificar os itens mais frequentes em um conjunto; Classificação, utilizado para definir à qual grupo um determinado elemento pertence; Predição Númerica, que procura prever ou estimar os valores de acordo com os itens; e Classificação, cria grupos de acordo com a semelhança dos itens e a quantidade de grupos desejado.</text:span></text:p>
      <text:p text:style-name="P2"/>
      <text:p text:style-name="P2"/>
      <text:p text:style-name="P3"/>
      <text:p text:style-name="P4">ESCRITO:</text:p>
      <text:p text:style-name="P7"><text:span text:style-name="T9">Informação é um recurso precioso para auxiliar as pessoas ao tomar uma decisão. Com informação podemos avaliar melhor os risco e impactos positivos de nossas decisões tornando, mas nem sempre temos acesso direto a essa informação. Quando falamos de avaliar qual o melhor custo beneficio na compra de um carro com uma tabela de apenas dez carros o processo de obtenção de informação é muito simples, o problema real acontece quando temos quantidades massivas de dados </text:span><text:span text:style-name="T13">que para</text:span><text:span text:style-name="T9"> fazer uma analise utilizando recursos normais como editores de planilha tomaria uma grande quantidade de tempo. Com a popularização do computador pessoal começamos a acumular quantidades cada vez maiores de dados e nossa capacidade de analisar esses dados manualmente se tornou um processo demorado. O processo de descoberta de conhecimento surgiu para solucionar esse problema, desenvolvendo formas de trabalhar esses dados aplicando técnicas e algoritmos que simulam as formas como nós, humanos, descobrimos informações. Este trabalho propõe utilizar técnicas e ferramentas para descoberta de conhecimento em banco de dados em busca de informações relevantes no desempenho dos alunos no Exame Nacional do Ensino Médio (ENEM) mostrando cada uma das etapas do processo de descoberta de conhecimento. </text:span><text:span text:style-name="T13">O processo inicial foi o levantamento das hipóteses se a quantidades de horas em sala de aula, a escolaridade do pais, a quantidade de televisores, acesso à internet, quantidade de computadores e a renda per capita influenciam ou não na média dos participantes. A proxima etapa foi necessário utilizar um conjunto de dados do ENEM que foi obtido diretamente do site Instituto Nacional de Estudos e Pesquisa (INEP), passando pelo processo de preparação dos dados onde foram escolhidas as colunas relacionadas as hipóteses </text:span><text:soft-page-break/><text:span text:style-name="T13">levantas </text:span><text:span text:style-name="T14">utilizando o software Pentaho Data Integration. O processo de mineração de dados foi realizado com o Weka </text:span><text:span text:style-name="T15">que possui diversos algoritmos que utilizam diferentes técnicas de mineração que são </text:span><text:span text:style-name="T16">as técnicas</text:span><text:span text:style-name="T15"> de Associação, </text:span><text:span text:style-name="T16">utilizado para identificar os itens mais frequentes em um conjunto; Classificação, utilizado para definir à qual grupo um determinado elemento pertence; Predição Númerica, que procura prever ou estimar os valores de acordo com os itens; e Classificação, cria grupos de acordo com a semelhança dos itens e a quantidade de grupos desejado.</text:span></text:p>
      <text:p text:style-name="P7"><text:span text:style-name="T16"/></text:p>
      <text:p text:style-name="P5"><text:span text:style-name="T26">FINAL</text:span><text:span text:style-name="T18">:</text:span></text:p>
      <text:p text:style-name="P8"><text:span text:style-name="T19">I</text:span><text:span text:style-name="T18">nformação é um recurso importante para apoiar o processo de tomada de decisão. Ela consiste em um subsídio para os gestores poderem avaliar melhor os riscos e os impactos das alternativas disponíveis e optar pela alternativa que satisfaça aos critérios de decisão com maior aderência. No entanto, a informação é um produto da interpretação dos dados disponíveis e nem sempre ela é disponibilizada de forma acessível e processada para facilitar sua interpretação. Quando a situação envolve avaliar um pequeno conjunto de dados, a análise dos dados pode ser um processo trivial. No entanto, </text:span><text:span text:style-name="T20">à</text:span><text:span text:style-name="T18"> medida que o tamanho da massa de dados aumenta, a complexidade de análise e interpretação das informações aumenta proporcionalmente. Com a popularização do computador pessoal e da internet, passou-se a produzir uma quantidade cada vez maior de dados e a capacidade dos especialistas de analisar esses dados manualmente se tornou um processo complexo. Diante deste desafio, a área de Extração de Conhecimento de Banco de Dados busca facilitar o processo de análise dos dados por meio da automatização deste processo com a aplicação de técnicas de computação. Na área de gestão educacional, o INEP disponibiliza </text:span><text:span text:style-name="T21">os dados do ENEM, que podem </text:span><text:span text:style-name="T18">servir de forma mais eficaz como subsídio </text:span><text:span text:style-name="T21">para a criação de </text:span><text:span text:style-name="T18">estratégias </text:span><text:span text:style-name="T21">na</text:span><text:span text:style-name="T18"> melhoria da qualidade da educação. Assim, o desenvolvimento deste trabalho segue de encontro a esta necessidade de prover subsídios mais eficazes para a melhoria da qualidade da educação por meio da extração de conhecimentos específicos a partir </text:span><text:span text:style-name="T19">do conjunto</text:span><text:span text:style-name="T18"> de dados do </text:span><text:span text:style-name="T19">ENEM</text:span><text:span text:style-name="T18">. Em princípio, definiu-se um conjunto de características </text:span><text:span text:style-name="T21">socioeconômicas</text:span><text:span text:style-name="T18"> como hipótese de pesquisa para se investigar por meio d</text:span><text:span text:style-name="T21">a aplicação de algoritmos</text:span><text:span text:style-name="T18"> n</text:span><text:span text:style-name="T21">o conjunto</text:span><text:span text:style-name="T18"> de dados. O conjunto de características utilizado como hipótese </text:span><text:span text:style-name="T19">na</text:span><text:span text:style-name="T18"> busca por influência no</text:span><text:span text:style-name="T20">s</text:span><text:span text:style-name="T18"> desempenhos dos candidatos é constituído </text:span><text:span text:style-name="T19">pela</text:span><text:span text:style-name="T18"> escolaridade dos pais, </text:span><text:span text:style-name="T19">tipo de residência,</text:span><text:span text:style-name="T18"> </text:span><text:span text:style-name="T19">e se os candidatos possuem</text:span><text:span text:style-name="T18"> televisores, computadores, </text:span><text:span text:style-name="T21">empregados e </text:span><text:span text:style-name="T18">acesso à internet. Para aplicar os algoritmos </text:span><text:span text:style-name="T22">foi necessário preparar </text:span><text:span text:style-name="T18">o conjunto de dados </text:span><text:span text:style-name="T22">utilizando o software Pentaho Data Integration, removendo todos os atributos que não estão relacionados com as </text:span><text:span text:style-name="T18">hipóteses levantadas. </text:span><text:span text:style-name="T23">Para a extração de conhecimento foi utilizado o software Weka</text:span><text:span text:style-name="T18">, que possui diversos algoritmos </text:span><text:span text:style-name="T23">que aplicam as técnicas de:</text:span><text:span text:style-name="T18"> Associação, utilizada para identificar os itens mais frequentes em um conjunto; Classificação, utilizada para </text:span><text:span text:style-name="T24">predizer</text:span><text:span text:style-name="T18"> à qual grupo um determinado elemento pertence; Predição </text:span><text:span text:style-name="T23">Numérica</text:span><text:span text:style-name="T18">, que procura prever ou estimar os valores de acordo com os itens; e </text:span><text:span text:style-name="T24">Agrupamento</text:span><text:span text:style-name="T27">, que separa os itens em grupos de acordo com suas semelhanças. </text:span><text:span text:style-name="T28">Para a geração dos resultados parciais deste</text:span><text:span text:style-name="T25"> trabalho, aplicou-se a técnica de Classificação, especificamente o algoritmo J48, para verificar qual a relevância do nível de escolaridade dos pais em relação ao desempenho dos estudantes. Os resultados obtidos indicam que os candidatos com pais com no mínimo o ensino superior completo possuem desempenho maior. Esse resultado possui caráter quantitativo, sendo que a realização futura de uma pesquisa qualitativa complementar se faz necessária para investigar quais as causas que tornam os estudantes de pais com o nível de escolaridade referido terem desempenho mai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41S</meta:editing-duration>
    <meta:editing-cycles>9</meta:editing-cycles>
    <meta:generator>LibreOffice/4.4.3.2$Windows_x86 LibreOffice_project/88805f81e9fe61362df02b9941de8e38a9b5fd16</meta:generator>
    <dc:date>2015-11-23T00:34:11.646000000</dc:date>
    <meta:document-statistic meta:table-count="0" meta:image-count="0" meta:object-count="0" meta:page-count="2" meta:paragraph-count="7" meta:word-count="1299" meta:character-count="8464" meta:non-whitespace-character-count="7171"/>
    <meta:user-defined meta:name="Info 1"/>
    <meta:user-defined meta:name="Info 2"/>
    <meta:user-defined meta:name="Info 3"/>
    <meta:user-defined meta:name="Info 4"/>
  </office:meta>
</office:document-meta>
</file>